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5-04-16T09:06:15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P2">This <office:annotation><dc:creator>POD</dc:creator><dc:date>2015-04-16T09:06:15</dc:date><text:p>Syntax error while parsing a note whose content is "[u'do table', u'do table again !', u'from anywhere']". In a note, you may specify at most 2 lines: a pod statement and a "from" clause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 A "from" clause has the form: from[+] {expression}, where {expression} is a Python expression that, when evaluated, produces a valid chunk of odt content that will be inserted instead of the element that is the target of the note. If the "+" is specified, the root target element will be kept and its content will be replaced with the expression result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5-04-16T09:06:15</dc:date><text:p>Syntax error in "from" clause "fro m 'Hello'". A "from" clause has the form: from[+] {expression}, where {expression} is a Python expression that, when evaluated, produces a valid chunk of odt content that will be inserted instead of the element that is the target of the note. If the "+" is specified, the root target element will be kept and its content will be replaced with the expression result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